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76a17" officeooo:paragraph-rsid="00076a17"/>
    </style:style>
    <style:style style:name="P2" style:family="paragraph" style:parent-style-name="Standard">
      <style:paragraph-properties fo:line-height="200%"/>
      <style:text-properties officeooo:rsid="00076a17" officeooo:paragraph-rsid="00076a17"/>
    </style:style>
    <style:style style:name="P3" style:family="paragraph" style:parent-style-name="Standard">
      <style:paragraph-properties fo:line-height="200%" fo:text-align="start" style:justify-single-word="false"/>
      <style:text-properties officeooo:rsid="00076a17" officeooo:paragraph-rsid="00076a17"/>
    </style:style>
    <style:style style:name="P4" style:family="paragraph" style:parent-style-name="Standard">
      <style:paragraph-properties fo:line-height="200%" fo:text-align="center" style:justify-single-word="false"/>
      <style:text-properties officeooo:rsid="00095040" officeooo:paragraph-rsid="000950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shil Umaretiya</text:p>
      <text:p text:style-name="P2">Dr. Hill Taylor</text:p>
      <text:p text:style-name="P2">ENGL 105i</text:p>
      <text:p text:style-name="P2">30 January 2024</text:p>
      <text:p text:style-name="P4">Feeder 1.2</text:p>
      <text:p text:style-name="P3"><text:tab/>Lorem ipsu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6a17" officeooo:paragraph-rsid="00076a1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maretiya 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01:46:42.891120645</meta:creation-date>
    <meta:generator>LibreOffice/7.4.7.2$Linux_X86_64 LibreOffice_project/40$Build-2</meta:generator>
    <dc:date>2024-02-01T11:53:36.374329586</dc:date>
    <meta:editing-duration>PT2M52S</meta:editing-duration>
    <meta:editing-cycles>2</meta:editing-cycles>
    <meta:document-statistic meta:table-count="0" meta:image-count="0" meta:object-count="0" meta:page-count="1" meta:paragraph-count="7" meta:word-count="16" meta:character-count="89" meta:non-whitespace-character-count="79"/>
  </office:meta>
</office:document-meta>
</file>